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9" style:family="paragraph" style:parent-style-name="Text_20_body">
      <style:text-properties officeooo:paragraph-rsid="002eabfc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41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42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3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4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5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6" style:family="paragraph" style:parent-style-name="Text_20_body">
      <style:text-properties officeooo:paragraph-rsid="0057a248"/>
    </style:style>
    <style:style style:name="P47" style:family="paragraph" style:parent-style-name="Text_20_body">
      <style:text-properties officeooo:rsid="002eabfc" officeooo:paragraph-rsid="002eabf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5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6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57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58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59" style:family="paragraph" style:parent-style-name="Text_20_body">
      <style:text-properties officeooo:paragraph-rsid="006ae27b"/>
    </style:style>
    <style:style style:name="P60" style:family="paragraph" style:parent-style-name="Text_20_body">
      <style:text-properties officeooo:rsid="004161ac" officeooo:paragraph-rsid="0072d184"/>
    </style:style>
    <style:style style:name="P61" style:family="paragraph" style:parent-style-name="Text_20_body">
      <style:text-properties officeooo:paragraph-rsid="007a0637"/>
    </style:style>
    <style:style style:name="P62" style:family="paragraph" style:parent-style-name="Text_20_body">
      <style:text-properties officeooo:paragraph-rsid="007bc859"/>
    </style:style>
    <style:style style:name="P63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64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65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6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7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68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69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70" style:family="paragraph" style:parent-style-name="Text_20_body">
      <style:text-properties officeooo:rsid="00800505" officeooo:paragraph-rsid="00800505"/>
    </style:style>
    <style:style style:name="P71" style:family="paragraph" style:parent-style-name="Text_20_body">
      <style:text-properties officeooo:rsid="00800505" officeooo:paragraph-rsid="0084b945"/>
    </style:style>
    <style:style style:name="P72" style:family="paragraph" style:parent-style-name="Text_20_body">
      <style:text-properties officeooo:rsid="0088ba76" officeooo:paragraph-rsid="0088ba76"/>
    </style:style>
    <style:style style:name="P73" style:family="paragraph" style:parent-style-name="Text_20_body">
      <style:text-properties officeooo:rsid="008a7987" officeooo:paragraph-rsid="008a7987"/>
    </style:style>
    <style:style style:name="P74" style:family="paragraph" style:parent-style-name="Text_20_body">
      <style:text-properties officeooo:rsid="008a7987" officeooo:paragraph-rsid="008bb5a2"/>
    </style:style>
    <style:style style:name="P75" style:family="paragraph" style:parent-style-name="Text_20_body">
      <style:text-properties officeooo:rsid="008a7987" officeooo:paragraph-rsid="0093a36d"/>
    </style:style>
    <style:style style:name="P76" style:family="paragraph" style:parent-style-name="Text_20_body">
      <style:text-properties officeooo:rsid="008a7987" officeooo:paragraph-rsid="00988429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Heading_20_1" style:master-page-name="Cos">
      <style:paragraph-properties fo:text-align="center" style:justify-single-word="false" style:page-number="auto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1">
      <style:paragraph-properties fo:break-before="page"/>
      <style:text-properties officeooo:rsid="002eabfc" officeooo:paragraph-rsid="002eabfc"/>
    </style:style>
    <style:style style:name="P82" style:family="paragraph" style:parent-style-name="Heading_20_1">
      <style:paragraph-properties fo:break-before="page"/>
      <style:text-properties officeooo:rsid="002eabfc" officeooo:paragraph-rsid="0057a248"/>
    </style:style>
    <style:style style:name="P83" style:family="paragraph" style:parent-style-name="Heading_20_1">
      <style:paragraph-properties fo:break-before="page"/>
      <style:text-properties officeooo:rsid="002eabfc" officeooo:paragraph-rsid="006ae27b"/>
    </style:style>
    <style:style style:name="P84" style:family="paragraph" style:parent-style-name="Heading_20_1">
      <style:paragraph-properties fo:break-before="page"/>
      <style:text-properties officeooo:rsid="002eabfc" officeooo:paragraph-rsid="007a0637"/>
    </style:style>
    <style:style style:name="P85" style:family="paragraph" style:parent-style-name="Heading_20_1">
      <style:paragraph-properties fo:break-before="page"/>
      <style:text-properties officeooo:rsid="002eabfc" officeooo:paragraph-rsid="007bc859"/>
    </style:style>
    <style:style style:name="P86" style:family="paragraph" style:parent-style-name="Heading_20_1">
      <style:paragraph-properties fo:break-before="page"/>
      <style:text-properties officeooo:rsid="002eabfc" officeooo:paragraph-rsid="007f5cbc"/>
    </style:style>
    <style:style style:name="P87" style:family="paragraph" style:parent-style-name="Heading_20_1">
      <style:paragraph-properties fo:break-before="page"/>
      <style:text-properties officeooo:rsid="002eabfc" officeooo:paragraph-rsid="0084b945"/>
    </style:style>
    <style:style style:name="P88" style:family="paragraph" style:parent-style-name="Heading_20_1">
      <style:paragraph-properties fo:break-before="page"/>
      <style:text-properties officeooo:rsid="002eabfc" officeooo:paragraph-rsid="0088ba76"/>
    </style:style>
    <style:style style:name="P89" style:family="paragraph" style:parent-style-name="Heading_20_1">
      <style:paragraph-properties fo:break-before="page"/>
      <style:text-properties officeooo:rsid="002eabfc" officeooo:paragraph-rsid="008a7987"/>
    </style:style>
    <style:style style:name="P90" style:family="paragraph" style:parent-style-name="Heading_20_1">
      <style:paragraph-properties fo:break-before="page"/>
      <style:text-properties officeooo:paragraph-rsid="0093a36d"/>
    </style:style>
    <style:style style:name="P91" style:family="paragraph" style:parent-style-name="Heading_20_1">
      <style:paragraph-properties fo:break-before="page"/>
      <style:text-properties officeooo:paragraph-rsid="00988429"/>
    </style:style>
    <style:style style:name="P92" style:family="paragraph" style:parent-style-name="Heading_20_2" style:list-style-name="">
      <style:text-properties officeooo:rsid="002eabfc" officeooo:paragraph-rsid="002eabfc"/>
    </style:style>
    <style:style style:name="P93" style:family="paragraph" style:parent-style-name="Heading_20_2" style:list-style-name="">
      <style:text-properties officeooo:rsid="002eabfc" officeooo:paragraph-rsid="0057a248"/>
    </style:style>
    <style:style style:name="P94" style:family="paragraph" style:parent-style-name="Heading_20_2" style:list-style-name="">
      <style:text-properties officeooo:rsid="002eabfc" officeooo:paragraph-rsid="005fa12a"/>
    </style:style>
    <style:style style:name="P95" style:family="paragraph" style:parent-style-name="Heading_20_2" style:list-style-name="">
      <style:text-properties officeooo:rsid="002eabfc" officeooo:paragraph-rsid="006ae27b"/>
    </style:style>
    <style:style style:name="P96" style:family="paragraph" style:parent-style-name="Heading_20_2" style:list-style-name="">
      <style:text-properties officeooo:rsid="002eabfc" officeooo:paragraph-rsid="0072d184"/>
    </style:style>
    <style:style style:name="P97" style:family="paragraph" style:parent-style-name="Heading_20_2" style:list-style-name="">
      <style:text-properties officeooo:rsid="002eabfc" officeooo:paragraph-rsid="007a0637"/>
    </style:style>
    <style:style style:name="P98" style:family="paragraph" style:parent-style-name="Heading_20_2" style:list-style-name="">
      <style:text-properties officeooo:rsid="002eabfc" officeooo:paragraph-rsid="007bc859"/>
    </style:style>
    <style:style style:name="P99" style:family="paragraph" style:parent-style-name="Heading_20_2">
      <style:text-properties officeooo:rsid="002eabfc" officeooo:paragraph-rsid="007f5cbc"/>
    </style:style>
    <style:style style:name="P100" style:family="paragraph" style:parent-style-name="Heading_20_2">
      <style:text-properties officeooo:rsid="002eabfc" officeooo:paragraph-rsid="0084b945"/>
    </style:style>
    <style:style style:name="P101" style:family="paragraph" style:parent-style-name="Heading_20_2">
      <style:text-properties officeooo:rsid="002eabfc" officeooo:paragraph-rsid="0088ba76"/>
    </style:style>
    <style:style style:name="P102" style:family="paragraph" style:parent-style-name="Heading_20_2">
      <style:text-properties officeooo:rsid="002eabfc" officeooo:paragraph-rsid="008a7987"/>
    </style:style>
    <style:style style:name="P103" style:family="paragraph" style:parent-style-name="Heading_20_2">
      <style:text-properties officeooo:rsid="002eabfc" officeooo:paragraph-rsid="008bb5a2"/>
    </style:style>
    <style:style style:name="P104" style:family="paragraph" style:parent-style-name="Heading_20_2">
      <style:text-properties officeooo:rsid="002eabfc" officeooo:paragraph-rsid="0093a36d"/>
    </style:style>
    <style:style style:name="P105" style:family="paragraph" style:parent-style-name="Heading_20_2">
      <style:text-properties officeooo:rsid="002eabfc" officeooo:paragraph-rsid="00988429"/>
    </style:style>
    <style:style style:name="P106" style:family="paragraph" style:parent-style-name="Text_20_body" style:list-style-name="L1">
      <style:text-properties style:text-underline-style="none" officeooo:rsid="007886d6" officeooo:paragraph-rsid="007886d6"/>
    </style:style>
    <style:style style:name="P107" style:family="paragraph" style:parent-style-name="Text_20_body" style:list-style-name="L1">
      <style:text-properties style:text-underline-style="none" officeooo:rsid="0051e905" officeooo:paragraph-rsid="004a67fb"/>
    </style:style>
    <style:style style:name="P108" style:family="paragraph" style:parent-style-name="Text_20_body" style:list-style-name="L1">
      <style:text-properties style:text-underline-style="none" officeooo:rsid="0055a251" officeooo:paragraph-rsid="0052e7ec"/>
    </style:style>
    <style:style style:name="P109" style:family="paragraph" style:parent-style-name="Text_20_body" style:list-style-name="L2">
      <style:text-properties officeooo:rsid="00366cb8" officeooo:paragraph-rsid="003f3001"/>
    </style:style>
    <style:style style:name="P110" style:family="paragraph" style:parent-style-name="Text_20_body" style:list-style-name="L2">
      <style:text-properties officeooo:rsid="00366cb8" officeooo:paragraph-rsid="005fa12a"/>
    </style:style>
    <style:style style:name="P111" style:family="paragraph" style:parent-style-name="Text_20_body" style:list-style-name="L2">
      <style:text-properties officeooo:rsid="00472b41" officeooo:paragraph-rsid="004670ae"/>
    </style:style>
    <style:style style:name="P112" style:family="paragraph" style:parent-style-name="Text_20_body" style:list-style-name="L2">
      <style:text-properties officeooo:rsid="00485f33" officeooo:paragraph-rsid="00485f33"/>
    </style:style>
    <style:style style:name="P113" style:family="paragraph" style:parent-style-name="Text_20_body" style:list-style-name="L2">
      <style:text-properties officeooo:rsid="004d05be" officeooo:paragraph-rsid="004ed09e"/>
    </style:style>
    <style:style style:name="P114" style:family="paragraph" style:parent-style-name="Text_20_body" style:list-style-name="L3">
      <style:text-properties officeooo:rsid="004161ac" officeooo:paragraph-rsid="004161ac"/>
    </style:style>
    <style:style style:name="P115" style:family="paragraph" style:parent-style-name="Text_20_body" style:list-style-name="L4">
      <style:text-properties officeooo:rsid="004161ac" officeooo:paragraph-rsid="005fa12a"/>
    </style:style>
    <style:style style:name="P116" style:family="paragraph" style:parent-style-name="Text_20_body" style:list-style-name="L4">
      <style:text-properties officeooo:rsid="004161ac" officeooo:paragraph-rsid="0066fecb"/>
    </style:style>
    <style:style style:name="P117" style:family="paragraph" style:parent-style-name="Text_20_body" style:list-style-name="L3">
      <style:text-properties officeooo:rsid="004ed09e" officeooo:paragraph-rsid="004ed09e"/>
    </style:style>
    <style:style style:name="P118" style:family="paragraph" style:parent-style-name="Text_20_body" style:list-style-name="L1">
      <style:text-properties fo:color="#000000" style:font-name="Calibri1" fo:font-size="12pt" style:text-underline-style="none" officeooo:rsid="006680b2" officeooo:paragraph-rsid="006680b2" style:font-size-asian="12pt" style:font-size-complex="12pt"/>
    </style:style>
    <style:style style:name="P119" style:family="paragraph" style:parent-style-name="Text_20_body" style:list-style-name="L2">
      <style:text-properties officeooo:rsid="0064927f" officeooo:paragraph-rsid="0064927f"/>
    </style:style>
    <style:style style:name="P120" style:family="paragraph" style:parent-style-name="Text_20_body" style:list-style-name="L5">
      <style:text-properties officeooo:rsid="0073ea62" officeooo:paragraph-rsid="0073ea62"/>
    </style:style>
    <style:style style:name="P121" style:family="paragraph" style:parent-style-name="Text_20_body" style:list-style-name="L5">
      <style:text-properties officeooo:rsid="0074ef60" officeooo:paragraph-rsid="0074ef60"/>
    </style:style>
    <style:style style:name="P122" style:family="paragraph" style:parent-style-name="Text_20_body" style:list-style-name="L2">
      <style:text-properties officeooo:rsid="0074ef60" officeooo:paragraph-rsid="0074ef60"/>
    </style:style>
    <style:style style:name="P123" style:family="paragraph" style:parent-style-name="Text_20_body" style:list-style-name="L6">
      <style:text-properties officeooo:rsid="0074ef60" officeooo:paragraph-rsid="0074ef60"/>
    </style:style>
    <style:style style:name="P124" style:family="paragraph" style:parent-style-name="Text_20_body" style:list-style-name="L5">
      <style:text-properties officeooo:rsid="007a0637" officeooo:paragraph-rsid="007a0637"/>
    </style:style>
    <style:style style:name="P125" style:family="paragraph" style:parent-style-name="Text_20_body" style:list-style-name="L7">
      <style:text-properties officeooo:rsid="007a0637" officeooo:paragraph-rsid="007a0637"/>
    </style:style>
    <style:style style:name="P126" style:family="paragraph" style:parent-style-name="Text_20_body" style:list-style-name="L12">
      <style:text-properties officeooo:rsid="007a0637" officeooo:paragraph-rsid="00860e30"/>
    </style:style>
    <style:style style:name="P127" style:family="paragraph" style:parent-style-name="Text_20_body" style:list-style-name="L12">
      <style:text-properties officeooo:rsid="007a0637" officeooo:paragraph-rsid="00800505"/>
    </style:style>
    <style:style style:name="P128" style:family="paragraph" style:parent-style-name="Text_20_body" style:list-style-name="L12">
      <style:text-properties officeooo:rsid="007a0637" officeooo:paragraph-rsid="00831850"/>
    </style:style>
    <style:style style:name="P129" style:family="paragraph" style:parent-style-name="Text_20_body" style:list-style-name="L14">
      <style:text-properties officeooo:rsid="007a0637" officeooo:paragraph-rsid="0084b945"/>
    </style:style>
    <style:style style:name="P130" style:family="paragraph" style:parent-style-name="Text_20_body" style:list-style-name="L8">
      <style:text-properties officeooo:rsid="007f5cbc" officeooo:paragraph-rsid="007f5cbc"/>
    </style:style>
    <style:style style:name="P131" style:family="paragraph" style:parent-style-name="Text_20_body" style:list-style-name="L9">
      <style:text-properties officeooo:rsid="007f5cbc" officeooo:paragraph-rsid="007f5cbc"/>
    </style:style>
    <style:style style:name="P132" style:family="paragraph" style:parent-style-name="Text_20_body" style:list-style-name="L10">
      <style:text-properties officeooo:rsid="007f5cbc" officeooo:paragraph-rsid="007f5cbc"/>
    </style:style>
    <style:style style:name="P133" style:family="paragraph" style:parent-style-name="Text_20_body" style:list-style-name="L5">
      <style:text-properties officeooo:rsid="007d7057" officeooo:paragraph-rsid="00800505"/>
    </style:style>
    <style:style style:name="P134" style:family="paragraph" style:parent-style-name="Text_20_body" style:list-style-name="L11">
      <style:text-properties officeooo:rsid="007d7057" officeooo:paragraph-rsid="00800505"/>
    </style:style>
    <style:style style:name="P135" style:family="paragraph" style:parent-style-name="Text_20_body" style:list-style-name="L11">
      <style:text-properties officeooo:rsid="007d7057" officeooo:paragraph-rsid="00831850"/>
    </style:style>
    <style:style style:name="P136" style:family="paragraph" style:parent-style-name="Text_20_body" style:list-style-name="L11">
      <style:text-properties officeooo:paragraph-rsid="00800505"/>
    </style:style>
    <style:style style:name="P137" style:family="paragraph" style:parent-style-name="Text_20_body" style:list-style-name="L13">
      <style:text-properties officeooo:rsid="00800505" officeooo:paragraph-rsid="00800505"/>
    </style:style>
    <style:style style:name="P138" style:family="paragraph" style:parent-style-name="Text_20_body" style:list-style-name="L15">
      <style:text-properties officeooo:rsid="00800505" officeooo:paragraph-rsid="0084b945"/>
    </style:style>
    <style:style style:name="P139" style:family="paragraph" style:parent-style-name="Text_20_body" style:list-style-name="L11">
      <style:text-properties officeooo:rsid="0084b945" officeooo:paragraph-rsid="0084b945"/>
    </style:style>
    <style:style style:name="P140" style:family="paragraph" style:parent-style-name="Text_20_body" style:list-style-name="L11">
      <style:text-properties officeooo:rsid="00898109" officeooo:paragraph-rsid="00898109"/>
    </style:style>
    <style:style style:name="P141" style:family="paragraph" style:parent-style-name="Text_20_body" style:list-style-name="L16">
      <style:text-properties officeooo:rsid="00898109" officeooo:paragraph-rsid="00898109"/>
    </style:style>
    <style:style style:name="P142" style:family="paragraph" style:parent-style-name="Text_20_body" style:list-style-name="L17">
      <style:text-properties officeooo:rsid="0088ba76" officeooo:paragraph-rsid="0088ba76"/>
    </style:style>
    <style:style style:name="P143" style:family="paragraph" style:parent-style-name="Text_20_body" style:list-style-name="L11">
      <style:text-properties officeooo:rsid="008a7987" officeooo:paragraph-rsid="008a7987"/>
    </style:style>
    <style:style style:name="P144" style:family="paragraph" style:parent-style-name="Text_20_body" style:list-style-name="L18">
      <style:text-properties officeooo:rsid="008a7987" officeooo:paragraph-rsid="008a7987"/>
    </style:style>
    <style:style style:name="P145" style:family="paragraph" style:parent-style-name="Text_20_body" style:list-style-name="L19">
      <style:text-properties officeooo:rsid="008a7987" officeooo:paragraph-rsid="008a7987"/>
    </style:style>
    <style:style style:name="P146" style:family="paragraph" style:parent-style-name="Text_20_body" style:list-style-name="L20">
      <style:text-properties officeooo:rsid="008a7987" officeooo:paragraph-rsid="008bb5a2"/>
    </style:style>
    <style:style style:name="P147" style:family="paragraph" style:parent-style-name="Text_20_body" style:list-style-name="L21">
      <style:text-properties officeooo:rsid="008a7987" officeooo:paragraph-rsid="008bb5a2"/>
    </style:style>
    <style:style style:name="P148" style:family="paragraph" style:parent-style-name="Text_20_body" style:list-style-name="L22">
      <style:text-properties officeooo:rsid="008a7987" officeooo:paragraph-rsid="00955b9d"/>
    </style:style>
    <style:style style:name="P149" style:family="paragraph" style:parent-style-name="Text_20_body" style:list-style-name="L23">
      <style:text-properties officeooo:rsid="008a7987" officeooo:paragraph-rsid="00955b9d"/>
    </style:style>
    <style:style style:name="P150" style:family="paragraph" style:parent-style-name="Text_20_body" style:list-style-name="L24">
      <style:text-properties officeooo:rsid="008a7987" officeooo:paragraph-rsid="00988429"/>
    </style:style>
    <style:style style:name="P151" style:family="paragraph" style:parent-style-name="Text_20_body" style:list-style-name="L11">
      <style:text-properties officeooo:rsid="008b8d1b" officeooo:paragraph-rsid="008b8d1b"/>
    </style:style>
    <style:style style:name="P152" style:family="paragraph" style:parent-style-name="Text_20_body" style:list-style-name="L11">
      <style:text-properties officeooo:rsid="008b8d1b" officeooo:paragraph-rsid="008bb5a2"/>
    </style:style>
    <style:style style:name="P153" style:family="paragraph" style:parent-style-name="Text_20_body" style:list-style-name="L11">
      <style:text-properties officeooo:rsid="008b8d1b" officeooo:paragraph-rsid="0093a36d"/>
    </style:style>
    <style:style style:name="P154" style:family="paragraph" style:parent-style-name="Text_20_body" style:list-style-name="L11">
      <style:text-properties officeooo:rsid="008b8d1b" officeooo:paragraph-rsid="00988429"/>
    </style:style>
    <style:style style:name="P155" style:family="paragraph" style:parent-style-name="Text_20_body" style:list-style-name="L25">
      <style:text-properties officeooo:rsid="00988429" officeooo:paragraph-rsid="00988429"/>
    </style:style>
    <style:style style:name="P156" style:family="paragraph" style:parent-style-name="Text_20_body" style:list-style-name="L11">
      <style:text-properties officeooo:rsid="009c5aef" officeooo:paragraph-rsid="009c5aef"/>
    </style:style>
    <style:style style:name="P1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a0637"/>
    </style:style>
    <style:style style:name="T17" style:family="text">
      <style:text-properties officeooo:rsid="007f5cbc"/>
    </style:style>
    <style:style style:name="T18" style:family="text">
      <style:text-properties officeooo:rsid="007d7057"/>
    </style:style>
    <style:style style:name="T19" style:family="text">
      <style:text-properties officeooo:rsid="007fd8b8"/>
    </style:style>
    <style:style style:name="T20" style:family="text">
      <style:text-properties officeooo:rsid="00800505"/>
    </style:style>
    <style:style style:name="T21" style:family="text">
      <style:text-properties officeooo:rsid="00831850"/>
    </style:style>
    <style:style style:name="T22" style:family="text">
      <style:text-properties officeooo:rsid="0084b945"/>
    </style:style>
    <style:style style:name="T23" style:family="text">
      <style:text-properties officeooo:rsid="008543db"/>
    </style:style>
    <style:style style:name="T24" style:family="text">
      <style:text-properties officeooo:rsid="00860e30"/>
    </style:style>
    <style:style style:name="T25" style:family="text">
      <style:text-properties officeooo:rsid="0088ba76"/>
    </style:style>
    <style:style style:name="T26" style:family="text">
      <style:text-properties officeooo:rsid="008a7987"/>
    </style:style>
    <style:style style:name="T27" style:family="text">
      <style:text-properties officeooo:rsid="008e81d1"/>
    </style:style>
    <style:style style:name="T28" style:family="text">
      <style:text-properties fo:color="#f39000" style:font-name="Calibri2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9" style:family="text">
      <style:text-properties officeooo:rsid="00955b9d"/>
    </style:style>
    <style:style style:name="T30" style:family="text">
      <style:text-properties officeooo:rsid="00994687"/>
    </style:style>
    <style:style style:name="T31" style:family="text">
      <style:text-properties officeooo:rsid="008b8d1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23" draw:style-name="gr1"><draw:frame draw:name="Picture 2" draw:style-name="gr2" draw:text-style-name="P157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57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<text:span text:style-name="T4">RIPEA: </text:span>Control de versions</text:p>
      <text:p text:style-name="P25"><text:span text:style-name="T4">desembre </text:span>de <text:span text:style-name="T2">2018</text:span></text:p>
      <text:p text:style-name="P26">Serveis d’Administració Electrònica en el Govern de les Illes Balears</text:p>
      <text:p text:style-name="P27">Lot 3 (Serveis de tramitació d’expedients electrònics)</text:p>
      <text:p text:style-name="P27"/>
      <text:p text:style-name="P27"/>
      <text:p text:style-name="P27"/>
      <text:p text:style-name="P27"/>
      <text:p text:style-name="P28">Oficina Tècnica de Direcció de Projecte</text:p>
      <text:list xml:id="list3848334760" text:style-name="Outline">
        <text:list-header>
          <text:h text:style-name="P7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1">Data</text:p>
          </table:table-cell>
          <table:table-cell table:style-name="Taula1.B2" office:value-type="string">
            <text:p text:style-name="P32">Autor</text:p>
          </table:table-cell>
          <table:table-cell table:style-name="Taula1.B2" office:value-type="string">
            <text:p text:style-name="P32">Versió</text:p>
          </table:table-cell>
          <table:table-cell table:style-name="Taula1.D2" office:value-type="string">
            <text:p text:style-name="P32">Canvis</text:p>
          </table:table-cell>
        </table:table-row>
        <table:table-row table:style-name="Taula1.1">
          <table:table-cell table:style-name="Taula1.A3" office:value-type="string">
            <text:p text:style-name="P33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5">Límit Tecnologies</text:p>
          </table:table-cell>
          <table:table-cell table:style-name="Taula1.C3" office:value-type="string">
            <text:p text:style-name="P33">1.0</text:p>
          </table:table-cell>
          <table:table-cell table:style-name="Taula1.D3" office:value-type="string">
            <text:p text:style-name="P33">Versió inicial</text:p>
          </table:table-cell>
        </table:table-row>
        <table:table-row table:style-name="Taula1.1">
          <table:table-cell table:style-name="Taula1.A4" office:value-type="string">
            <text:p text:style-name="P34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6">Límit Tecnologies</text:p>
          </table:table-cell>
          <table:table-cell table:style-name="Taula1.C4" office:value-type="string">
            <text:p text:style-name="P37">1.1</text:p>
          </table:table-cell>
          <table:table-cell table:style-name="Taula1.D4" office:value-type="string">
            <text:p text:style-name="P33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7">25/04/2019</text:p>
          </table:table-cell>
          <table:table-cell table:style-name="Taula1.B5" office:value-type="string">
            <text:p text:style-name="P36">Límit Tecnologies</text:p>
          </table:table-cell>
          <table:table-cell table:style-name="Taula1.C5" office:value-type="string">
            <text:p text:style-name="P37">1.2</text:p>
          </table:table-cell>
          <table:table-cell table:style-name="Taula1.D5" office:value-type="string">
            <text:p text:style-name="P33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8"/>
          </table:table-cell>
          <table:table-cell table:style-name="Taula1.B6" office:value-type="string">
            <text:p text:style-name="P38"/>
          </table:table-cell>
          <table:table-cell table:style-name="Taula1.C6" office:value-type="string">
            <text:p text:style-name="P38"/>
          </table:table-cell>
          <table:table-cell table:style-name="Taula1.D6" office:value-type="string">
            <text:p text:style-name="P3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1">Nom</text:p>
          </table:table-cell>
          <table:table-cell table:style-name="Taula2.B2" office:value-type="string">
            <text:p text:style-name="P32">Data</text:p>
          </table:table-cell>
          <table:table-cell table:style-name="Taula2.C2" office:value-type="string">
            <text:p text:style-name="P32">Àrea, departament o empresa</text:p>
          </table:table-cell>
        </table:table-row>
        <table:table-row table:style-name="Taula2.1">
          <table:table-cell table:style-name="Taula2.A3" office:value-type="string">
            <text:p text:style-name="P33"/>
          </table:table-cell>
          <table:table-cell table:style-name="Taula2.B3" office:value-type="string">
            <text:p text:style-name="P33"/>
          </table:table-cell>
          <table:table-cell table:style-name="Taula2.C3" office:value-type="string">
            <text:p text:style-name="P33"/>
          </table:table-cell>
        </table:table-row>
        <table:table-row table:style-name="Taula2.1">
          <table:table-cell table:style-name="Taula2.A4" office:value-type="string">
            <text:p text:style-name="P38"/>
          </table:table-cell>
          <table:table-cell table:style-name="Taula2.B4" office:value-type="string">
            <text:p text:style-name="P38"/>
          </table:table-cell>
          <table:table-cell table:style-name="Taula2.C4" office:value-type="string">
            <text:p text:style-name="P38"/>
          </table:table-cell>
        </table:table-row>
        <table:table-row table:style-name="Taula2.1">
          <table:table-cell table:style-name="Taula2.A5" office:value-type="string">
            <text:p text:style-name="P38"/>
          </table:table-cell>
          <table:table-cell table:style-name="Taula2.B5" office:value-type="string">
            <text:p text:style-name="P38"/>
          </table:table-cell>
          <table:table-cell table:style-name="Taula2.C5" office:value-type="string">
            <text:p text:style-name="P38"/>
          </table:table-cell>
        </table:table-row>
        <table:table-row table:style-name="Taula2.1">
          <table:table-cell table:style-name="Taula2.A6" office:value-type="string">
            <text:p text:style-name="P38"/>
          </table:table-cell>
          <table:table-cell table:style-name="Taula2.B6" office:value-type="string">
            <text:p text:style-name="P38"/>
          </table:table-cell>
          <table:table-cell table:style-name="Taula2.C6" office:value-type="string">
            <text:p text:style-name="P3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1">Nom</text:p>
          </table:table-cell>
          <table:table-cell table:style-name="Taula3.B2" office:value-type="string">
            <text:p text:style-name="P32">Data</text:p>
          </table:table-cell>
          <table:table-cell table:style-name="Taula3.C2" office:value-type="string">
            <text:p text:style-name="P32">Àrea, departament o empresa</text:p>
          </table:table-cell>
        </table:table-row>
        <table:table-row table:style-name="Taula3.1">
          <table:table-cell table:style-name="Taula3.A3" office:value-type="string">
            <text:p text:style-name="P33"/>
          </table:table-cell>
          <table:table-cell table:style-name="Taula3.B3" office:value-type="string">
            <text:p text:style-name="P33"/>
          </table:table-cell>
          <table:table-cell table:style-name="Taula3.C3" office:value-type="string">
            <text:p text:style-name="P33"/>
          </table:table-cell>
        </table:table-row>
        <table:table-row table:style-name="Taula3.1">
          <table:table-cell table:style-name="Taula3.A4" office:value-type="string">
            <text:p text:style-name="P38"/>
          </table:table-cell>
          <table:table-cell table:style-name="Taula3.B4" office:value-type="string">
            <text:p text:style-name="P38"/>
          </table:table-cell>
          <table:table-cell table:style-name="Taula3.C4" office:value-type="string">
            <text:p text:style-name="P38"/>
          </table:table-cell>
        </table:table-row>
        <table:table-row table:style-name="Taula3.1">
          <table:table-cell table:style-name="Taula3.A5" office:value-type="string">
            <text:p text:style-name="P38"/>
          </table:table-cell>
          <table:table-cell table:style-name="Taula3.B5" office:value-type="string">
            <text:p text:style-name="P38"/>
          </table:table-cell>
          <table:table-cell table:style-name="Taula3.C5" office:value-type="string">
            <text:p text:style-name="P38"/>
          </table:table-cell>
        </table:table-row>
        <table:table-row table:style-name="Taula3.1">
          <table:table-cell table:style-name="Taula3.A6" office:value-type="string">
            <text:p text:style-name="P38"/>
          </table:table-cell>
          <table:table-cell table:style-name="Taula3.B6" office:value-type="string">
            <text:p text:style-name="P38"/>
          </table:table-cell>
          <table:table-cell table:style-name="Taula3.C6" office:value-type="string">
            <text:p text:style-name="P3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1">Nom</text:p>
          </table:table-cell>
          <table:table-cell table:style-name="Taula6.B2" office:value-type="string">
            <text:p text:style-name="P32">Àrea, departament o empresa</text:p>
          </table:table-cell>
          <table:table-cell table:style-name="Taula6.C2" office:value-type="string">
            <text:p text:style-name="P32">Correu electrònic</text:p>
          </table:table-cell>
        </table:table-row>
        <table:table-row table:style-name="Taula6.1">
          <table:table-cell table:style-name="Taula6.A3" office:value-type="string">
            <text:p text:style-name="P33"/>
          </table:table-cell>
          <table:table-cell table:style-name="Taula6.B3" office:value-type="string">
            <text:p text:style-name="P33"/>
          </table:table-cell>
          <table:table-cell table:style-name="Taula6.C3" office:value-type="string">
            <text:p text:style-name="P33"/>
          </table:table-cell>
        </table:table-row>
        <table:table-row table:style-name="Taula6.1">
          <table:table-cell table:style-name="Taula6.A4" office:value-type="string">
            <text:p text:style-name="P38"/>
          </table:table-cell>
          <table:table-cell table:style-name="Taula6.B4" office:value-type="string">
            <text:p text:style-name="P38"/>
          </table:table-cell>
          <table:table-cell table:style-name="Taula6.C4" office:value-type="string">
            <text:p text:style-name="P38"/>
          </table:table-cell>
        </table:table-row>
        <table:table-row table:style-name="Taula6.1">
          <table:table-cell table:style-name="Taula6.A5" office:value-type="string">
            <text:p text:style-name="P38"/>
          </table:table-cell>
          <table:table-cell table:style-name="Taula6.B5" office:value-type="string">
            <text:p text:style-name="P38"/>
          </table:table-cell>
          <table:table-cell table:style-name="Taula6.C5" office:value-type="string">
            <text:p text:style-name="P38"/>
          </table:table-cell>
        </table:table-row>
        <table:table-row table:style-name="Taula6.1">
          <table:table-cell table:style-name="Taula6.A6" office:value-type="string">
            <text:p text:style-name="P38"/>
          </table:table-cell>
          <table:table-cell table:style-name="Taula6.B6" office:value-type="string">
            <text:p text:style-name="P38"/>
          </table:table-cell>
          <table:table-cell table:style-name="Taula6.C6" office:value-type="string">
            <text:p text:style-name="P38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7"><text:a xlink:type="simple" xlink:href="#__RefHeading___Toc21421_3940995463" text:style-name="Index_20_Link" text:visited-style-name="Index_20_Link">Control de versions del document<text:tab/>2</text:a></text:p>
          <text:p text:style-name="P77"><text:a xlink:type="simple" xlink:href="#__RefHeading___Toc21295_3940995463" text:style-name="Index_20_Link" text:visited-style-name="Index_20_Link">1.Versió 0.9.65<text:tab/>4</text:a></text:p>
          <text:p text:style-name="P78"><text:a xlink:type="simple" xlink:href="#__RefHeading___Toc660_249985081" text:style-name="Index_20_Link" text:visited-style-name="Index_20_Link">Modificacions incloses dins aquesta versió<text:tab/>4</text:a></text:p>
          <text:p text:style-name="P78"><text:a xlink:type="simple" xlink:href="#__RefHeading___Toc662_249985081" text:style-name="Index_20_Link" text:visited-style-name="Index_20_Link">Canvis en la base de dades<text:tab/>4</text:a></text:p>
          <text:p text:style-name="P78"><text:a xlink:type="simple" xlink:href="#__RefHeading___Toc664_249985081" text:style-name="Index_20_Link" text:visited-style-name="Index_20_Link">Canvis en les propietats de l’aplicació<text:tab/>5</text:a></text:p>
          <text:p text:style-name="P77"><text:a xlink:type="simple" xlink:href="#__RefHeading___Toc676_1323820488" text:style-name="Index_20_Link" text:visited-style-name="Index_20_Link">2.Versió 0.9.66<text:tab/>6</text:a></text:p>
          <text:p text:style-name="P78"><text:a xlink:type="simple" xlink:href="#__RefHeading___Toc660_2499850811" text:style-name="Index_20_Link" text:visited-style-name="Index_20_Link">Modificacions incloses dins aquesta versió<text:tab/>6</text:a></text:p>
          <text:p text:style-name="P78"><text:a xlink:type="simple" xlink:href="#__RefHeading___Toc771_440738018" text:style-name="Index_20_Link" text:visited-style-name="Index_20_Link">Canvis en la base de dades<text:tab/>7</text:a></text:p>
          <text:p text:style-name="P78"><text:a xlink:type="simple" xlink:href="#__RefHeading___Toc664_2499850811" text:style-name="Index_20_Link" text:visited-style-name="Index_20_Link">Canvis en les propietats de l’aplicació<text:tab/>7</text:a></text:p>
          <text:p text:style-name="P77"><text:a xlink:type="simple" xlink:href="#__RefHeading___Toc839_239596029" text:style-name="Index_20_Link" text:visited-style-name="Index_20_Link">3.Versió 0.9.67<text:tab/>8</text:a></text:p>
          <text:p text:style-name="P78"><text:a xlink:type="simple" xlink:href="#__RefHeading___Toc660_24998508111" text:style-name="Index_20_Link" text:visited-style-name="Index_20_Link">Modificacions incloses dins aquesta versió<text:tab/>8</text:a></text:p>
          <text:p text:style-name="P78"><text:a xlink:type="simple" xlink:href="#__RefHeading___Toc998_1806918254" text:style-name="Index_20_Link" text:visited-style-name="Index_20_Link">Canvis en la base de dades<text:tab/>8</text:a></text:p>
          <text:p text:style-name="P78"><text:a xlink:type="simple" xlink:href="#__RefHeading___Toc664_24998508111" text:style-name="Index_20_Link" text:visited-style-name="Index_20_Link">Canvis en les propietats de l’aplicació<text:tab/>9</text:a></text:p>
          <text:p text:style-name="P77"><text:a xlink:type="simple" xlink:href="#__RefHeading___Toc1000_1806918254" text:style-name="Index_20_Link" text:visited-style-name="Index_20_Link">4.Versió 0.9.68<text:tab/>10</text:a></text:p>
          <text:p text:style-name="P78"><text:a xlink:type="simple" xlink:href="#__RefHeading___Toc660_249985081111" text:style-name="Index_20_Link" text:visited-style-name="Index_20_Link">Modificacions incloses dins aquesta versió<text:tab/>10</text:a></text:p>
          <text:p text:style-name="P78"><text:a xlink:type="simple" xlink:href="#__RefHeading___Toc1002_1806918254" text:style-name="Index_20_Link" text:visited-style-name="Index_20_Link">Canvis en la base de dades<text:tab/>10</text:a></text:p>
          <text:p text:style-name="P78"><text:a xlink:type="simple" xlink:href="#__RefHeading___Toc664_249985081111" text:style-name="Index_20_Link" text:visited-style-name="Index_20_Link">Canvis en les propietats de l’aplicació<text:tab/>11</text:a></text:p>
          <text:p text:style-name="P77"><text:a xlink:type="simple" xlink:href="#__RefHeading___Toc1004_1806918254" text:style-name="Index_20_Link" text:visited-style-name="Index_20_Link">5.Versió 0.9.68.1<text:tab/>12</text:a></text:p>
          <text:p text:style-name="P78"><text:a xlink:type="simple" xlink:href="#__RefHeading___Toc660_2499850811111" text:style-name="Index_20_Link" text:visited-style-name="Index_20_Link">Modificacions incloses dins aquesta versió<text:tab/>12</text:a></text:p>
          <text:p text:style-name="P78"><text:a xlink:type="simple" xlink:href="#__RefHeading___Toc1006_1806918254" text:style-name="Index_20_Link" text:visited-style-name="Index_20_Link">Canvis en la base de dades<text:tab/>12</text:a></text:p>
          <text:p text:style-name="P78"><text:a xlink:type="simple" xlink:href="#__RefHeading___Toc664_2499850811111" text:style-name="Index_20_Link" text:visited-style-name="Index_20_Link">Canvis en les propietats de l’aplicació<text:tab/>12</text:a></text:p>
          <text:p text:style-name="P77"><text:a xlink:type="simple" xlink:href="#__RefHeading___Toc1004_18069182541" text:style-name="Index_20_Link" text:visited-style-name="Index_20_Link">6.Versió 0.9.69<text:tab/>13</text:a></text:p>
          <text:p text:style-name="P78"><text:a xlink:type="simple" xlink:href="#__RefHeading___Toc660_24998508111111" text:style-name="Index_20_Link" text:visited-style-name="Index_20_Link">Modificacions incloses dins aquesta versió<text:tab/>13</text:a></text:p>
          <text:p text:style-name="P78"><text:a xlink:type="simple" xlink:href="#__RefHeading___Toc1006_18069182541" text:style-name="Index_20_Link" text:visited-style-name="Index_20_Link">Canvis en la base de dades<text:tab/>13</text:a></text:p>
          <text:p text:style-name="P78"><text:a xlink:type="simple" xlink:href="#__RefHeading___Toc664_24998508111111" text:style-name="Index_20_Link" text:visited-style-name="Index_20_Link">Canvis en les propietats de l’aplicació<text:tab/>13</text:a></text:p>
          <text:p text:style-name="P77"><text:a xlink:type="simple" xlink:href="#__RefHeading___Toc1402_1754695317" text:style-name="Index_20_Link" text:visited-style-name="Index_20_Link">7.Versió 0.9.70<text:tab/>15</text:a></text:p>
          <text:p text:style-name="P78"><text:a xlink:type="simple" xlink:href="#__RefHeading___Toc660_249985081111111" text:style-name="Index_20_Link" text:visited-style-name="Index_20_Link">Modificacions incloses dins aquesta versió<text:tab/>15</text:a></text:p>
          <text:p text:style-name="P78"><text:a xlink:type="simple" xlink:href="#__RefHeading___Toc1006_180691825411" text:style-name="Index_20_Link" text:visited-style-name="Index_20_Link">Canvis en la base de dades<text:tab/>15</text:a></text:p>
          <text:p text:style-name="P78"><text:a xlink:type="simple" xlink:href="#__RefHeading___Toc664_249985081111111" text:style-name="Index_20_Link" text:visited-style-name="Index_20_Link">Canvis en les propietats de l’aplicació<text:tab/>15</text:a></text:p>
          <text:p text:style-name="P77"><text:a xlink:type="simple" xlink:href="#__RefHeading___Toc1404_1754695317" text:style-name="Index_20_Link" text:visited-style-name="Index_20_Link">8.Versió 0.9.71<text:tab/>16</text:a></text:p>
          <text:p text:style-name="P78"><text:a xlink:type="simple" xlink:href="#__RefHeading___Toc660_2499850811111111" text:style-name="Index_20_Link" text:visited-style-name="Index_20_Link">Modificacions incloses dins aquesta versió<text:tab/>16</text:a></text:p>
          <text:p text:style-name="P78"><text:a xlink:type="simple" xlink:href="#__RefHeading___Toc1006_1806918254111" text:style-name="Index_20_Link" text:visited-style-name="Index_20_Link">Canvis en la base de dades<text:tab/>16</text:a></text:p>
          <text:p text:style-name="P78"><text:a xlink:type="simple" xlink:href="#__RefHeading___Toc664_2499850811111111" text:style-name="Index_20_Link" text:visited-style-name="Index_20_Link">Canvis en les propietats de l’aplicació<text:tab/>16</text:a></text:p>
        </text:index-body>
      </text:table-of-content>
      <text:p text:style-name="P5"/>
      <text:list xml:id="list85132786787506" text:continue-numbering="true" text:style-name="Outline">
        <text:list-item>
          <text:h text:style-name="P81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5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40"/>
          </table:table-cell>
        </table:table-row>
      </table:table>
      <text:p text:style-name="P39"/>
      <text:h text:style-name="P92" text:outline-level="2"><text:bookmark-start text:name="__RefHeading___Toc660_249985081"/>Modificacions incloses dins aquesta versió<text:bookmark-end text:name="__RefHeading___Toc660_249985081"/></text:h>
      <text:list xml:id="list623937243" text:style-name="L1">
        <text:list-item>
          <text:p text:style-name="P106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06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06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06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06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06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06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06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06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06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06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06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06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06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06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06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06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07"/>
          <text:p text:style-name="P108"/>
        </text:list-item>
      </text:list>
      <text:h text:style-name="P92" text:outline-level="2"><text:bookmark-start text:name="__RefHeading___Toc662_249985081"/><text:soft-page-break/>Canvis <text:span text:style-name="T5">en</text:span> <text:span text:style-name="T5">la </text:span>base de dades<text:bookmark-end text:name="__RefHeading___Toc662_249985081"/></text:h>
      <text:list xml:id="list3944739465" text:style-name="L2">
        <text:list-item>
          <text:p text:style-name="P109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111">225.sql: <text:span text:style-name="T9">Crear taula IPA_EXP_COMMENT i restriccions</text:span></text:p>
        </text:list-item>
        <text:list-item>
          <text:p text:style-name="P112">228.sql: Crear taula IPA_EXPEDIENT_ESTAT <text:span text:style-name="T9">i restriccions</text:span></text:p>
        </text:list-item>
        <text:list-item>
          <text:p text:style-name="P113">229.sql: Afegir columnes a l'entitat <text:span text:style-name="T10">per logotip i capçalera</text:span></text:p>
        </text:list-item>
      </text:list>
      <text:h text:style-name="P92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3855459808" text:style-name="L3">
        <text:list-item>
          <text:p text:style-name="P114">222.properties: Poder configurar, mitjançant una property, que l'opció de “Crear carpeta” estigui deshabilitada. </text:p>
        </text:list-item>
        <text:list-item>
          <text:p text:style-name="P117">229.properties: Properties per logotip i capçalera </text:p>
        </text:list-item>
      </text:list>
      <text:p text:style-name="P47"/>
      <text:p text:style-name="P47"/>
      <text:list xml:id="list85133956348457" text:continue-list="list85132786787506" text:style-name="Outline">
        <text:list-item>
          <text:h text:style-name="P82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8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41"/>
          </table:table-cell>
        </table:table-row>
      </table:table>
      <text:p text:style-name="P46"/>
      <text:h text:style-name="P93" text:outline-level="2"><text:bookmark-start text:name="__RefHeading___Toc660_2499850811"/>Modificacions incloses dins aquesta versió<text:bookmark-end text:name="__RefHeading___Toc660_2499850811"/></text:h>
      <text:list xml:id="list85132106773176" text:continue-list="list623937243" text:style-name="L1">
        <text:list-item>
          <text:p text:style-name="P118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18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18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18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18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18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18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18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18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18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18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18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18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18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18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18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18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18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18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18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18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18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18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94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85133121088069" text:continue-list="list3944739465" text:style-name="L2">
        <text:list-item>
          <text:p text:style-name="P110"><text:span text:style-name="T12">261</text:span>.<text:span text:style-name="T6">sql</text:span></text:p>
        </text:list-item>
        <text:list-item>
          <text:p text:style-name="P119">270.sql</text:p>
        </text:list-item>
      </text:list>
      <text:h text:style-name="P94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3964299349" text:style-name="L4">
        <text:list-item>
          <text:p text:style-name="P115"><text:span text:style-name="T12">261</text:span>.properties</text:p>
        </text:list-item>
        <text:list-item>
          <text:p text:style-name="P116"><text:span text:style-name="T12">274</text:span>.properties</text:p>
        </text:list-item>
      </text:list>
      <text:list xml:id="list85133598378795" text:continue-list="list85133956348457" text:style-name="Outline">
        <text:list-item>
          <text:h text:style-name="P83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9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42"/>
          </table:table-cell>
        </table:table-row>
      </table:table>
      <text:p text:style-name="P59"/>
      <text:h text:style-name="P95" text:outline-level="2"><text:bookmark-start text:name="__RefHeading___Toc660_24998508111"/>Modificacions incloses dins aquesta versió<text:bookmark-end text:name="__RefHeading___Toc660_24998508111"/></text:h>
      <text:list xml:id="list1630363026" text:style-name="L5">
        <text:list-item>
          <text:p text:style-name="P120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20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20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20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20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20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20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20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21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20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20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20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20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20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20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20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21"/>
          <text:p text:style-name="P120"/>
        </text:list-item>
      </text:list>
      <text:h text:style-name="P96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85134002848244" text:continue-list="list85133121088069" text:style-name="L2">
        <text:list-item>
          <text:p text:style-name="P122">275.oracle.sql</text:p>
        </text:list-item>
        <text:list-item>
          <text:p text:style-name="P122"><text:soft-page-break/>275.postgres.sql</text:p>
        </text:list-item>
        <text:list-item>
          <text:p text:style-name="P122">287.oracle.sql</text:p>
        </text:list-item>
        <text:list-item>
          <text:p text:style-name="P122">287.postgres.sql</text:p>
        </text:list-item>
        <text:list-item>
          <text:p text:style-name="P122">289.oracle.sql</text:p>
        </text:list-item>
        <text:list-item>
          <text:p text:style-name="P122">289.postgres.sql</text:p>
        </text:list-item>
      </text:list>
      <text:h text:style-name="P96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2933741258" text:style-name="L6">
        <text:list-item>
          <text:p text:style-name="P123">275.properties</text:p>
        </text:list-item>
        <text:list-item>
          <text:p text:style-name="P123">282.properties</text:p>
        </text:list-item>
        <text:list-item>
          <text:p text:style-name="P123">289.properties</text:p>
        </text:list-item>
      </text:list>
      <text:p text:style-name="P60"/>
      <text:list xml:id="list85134109713597" text:continue-list="list85133598378795" text:style-name="Outline">
        <text:list-item>
          <text:h text:style-name="P84" text:outline-level="1"><text:bookmark-start text:name="__RefHeading___Toc1000_1806918254"/>Versió 0.9.6<text:span text:style-name="T16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50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3"/>
          </table:table-cell>
        </table:table-row>
      </table:table>
      <text:p text:style-name="P61"/>
      <text:h text:style-name="P97" text:outline-level="2"><text:bookmark-start text:name="__RefHeading___Toc660_249985081111"/>Modificacions incloses dins aquesta versió<text:bookmark-end text:name="__RefHeading___Toc660_249985081111"/></text:h>
      <text:list xml:id="list85133750792112" text:continue-list="list1630363026" text:style-name="L5">
        <text:list-item>
          <text:p text:style-name="P124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24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24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24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24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24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24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24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24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24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24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24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24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97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427469429" text:style-name="L7">
        <text:list-item>
          <text:p text:style-name="P125">296.oracle.sql</text:p>
        </text:list-item>
        <text:list-item>
          <text:p text:style-name="P125">296.postgresql.sql</text:p>
        </text:list-item>
        <text:list-item>
          <text:p text:style-name="P125">301.oracle.sql</text:p>
        </text:list-item>
        <text:list-item>
          <text:p text:style-name="P125">301.postgresql.sql</text:p>
        </text:list-item>
        <text:list-item>
          <text:p text:style-name="P125">305.oracle.sql</text:p>
        </text:list-item>
        <text:list-item>
          <text:p text:style-name="P125">305.postresql.sql</text:p>
        </text:list-item>
        <text:list-item>
          <text:p text:style-name="P125"><text:soft-page-break/>307.oracle.sql</text:p>
        </text:list-item>
        <text:list-item>
          <text:p text:style-name="P125">307.postresql.sql</text:p>
        </text:list-item>
      </text:list>
      <text:h text:style-name="P97" text:outline-level="2"><text:bookmark-start text:name="__RefHeading___Toc664_249985081111"/>Canvis <text:span text:style-name="T5">en</text:span> les propietats de l’aplicació<text:bookmark-end text:name="__RefHeading___Toc664_249985081111"/></text:h>
      <text:list xml:id="list3521698489" text:style-name="L8">
        <text:list-item>
          <text:p text:style-name="P130">Sense canvis</text:p>
        </text:list-item>
      </text:list>
      <text:list xml:id="list85133199186028" text:continue-list="list85134109713597" text:style-name="Outline">
        <text:list-item>
          <text:h text:style-name="P85" text:outline-level="1"><text:bookmark-start text:name="__RefHeading___Toc1004_1806918254"/>Versió 0.9.6<text:span text:style-name="T16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51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4"/>
          </table:table-cell>
        </table:table-row>
      </table:table>
      <text:p text:style-name="P62"/>
      <text:h text:style-name="P98" text:outline-level="2"><text:bookmark-start text:name="__RefHeading___Toc660_2499850811111"/>Modificacions incloses dins aquesta versió<text:bookmark-end text:name="__RefHeading___Toc660_2499850811111"/></text:h>
      <text:list xml:id="list85134217777709" text:continue-list="list85133750792112" text:style-name="L5">
        <text:list-item>
          <text:p text:style-name="P133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98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740483767" text:style-name="L9">
        <text:list-item>
          <text:p text:style-name="P131">Sense canvis</text:p>
        </text:list-item>
      </text:list>
      <text:h text:style-name="P98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2444813440" text:style-name="L10">
        <text:list-item>
          <text:p text:style-name="P132">Sense canvis</text:p>
        </text:list-item>
      </text:list>
      <text:list xml:id="list85134002118578" text:continue-list="list85133199186028" text:style-name="Outline">
        <text:list-item>
          <text:h text:style-name="P86" text:outline-level="1"><text:bookmark-start text:name="__RefHeading___Toc1004_18069182541"/>Versió 0.9.6<text:span text:style-name="T17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7">a</text:span></text:p>
          </table:table-cell>
          <table:table-cell table:style-name="Taula7.B1" office:value-type="string">
            <text:p text:style-name="P52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63">Modificació i esborrat de documents firmats, firma biomètrica i solució de bugs.</text:p>
          </table:table-cell>
        </table:table-row>
      </table:table>
      <text:list xml:id="list85134094187103" text:continue-numbering="true" text:style-name="Outline">
        <text:list-header>
          <text:h text:style-name="P99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3437337235" text:style-name="L11">
        <text:list-item>
          <text:p text:style-name="P136"><text:a xlink:type="simple" xlink:href="https://github.com/GovernIB/ripea/issues/300" text:style-name="Internet_20_link" text:visited-style-name="Visited_20_Internet_20_Link"><text:span text:style-name="T18">#300</text:span></text:a><text:span text:style-name="T18">: Modificar i esborrar documents firmats</text:span></text:p>
        </text:list-item>
        <text:list-item>
          <text:p text:style-name="P134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19">02</text:span></text:a>: Integració firma biométrica</text:p>
        </text:list-item>
        <text:list-item>
          <text:p text:style-name="P134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19">12</text:span></text:a>: Ressaltar data actual al desplegable del calendari</text:p>
        </text:list-item>
        <text:list-item>
          <text:p text:style-name="P134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19">13</text:span></text:a>: Error NullPointerException en el drag &amp; drop</text:p>
        </text:list-item>
        <text:list-item>
          <text:p text:style-name="P134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19">14</text:span></text:a>: Els enviaments a Portafib configuren incorrectament el flux de firmes</text:p>
        </text:list-item>
        <text:list-item>
          <text:p text:style-name="P135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1">315</text:span></text:a>: El camp tipus assumpte de les anotacions de registre ha de poder ser null</text:p>
        </text:list-item>
        <text:list-item>
          <text:p text:style-name="P134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19">16</text:span></text:a>: Modificacions per a compilar correctament el codi font a l'entorn de la CAIB</text:p>
        </text:list-item>
        <text:list-item>
          <text:p text:style-name="P134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19">17</text:span></text:a>: Error creant un expedient amb un nom existent</text:p>
        </text:list-item>
        <text:list-item>
          <text:p text:style-name="P134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19">18</text:span></text:a>: Error al crear un document utilitzant el mateix nom que un altre document esborrat anteriorment</text:p>
        </text:list-item>
        <text:list-item>
          <text:p text:style-name="P134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19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34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19">22</text:span></text:a>: Error de drag&amp;drop: modo no permitido</text:p>
        </text:list-item>
        <text:list-item>
          <text:p text:style-name="P134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19">23</text:span></text:a>: Error de gestió de documents signats rebuts des de Regweb</text:p>
        </text:list-item>
      </text:list>
      <text:list xml:id="list85133463540240" text:continue-list="list85134094187103" text:style-name="Outline">
        <text:list-item>
          <text:list>
            <text:list-header>
              <text:h text:style-name="P99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3338795540" text:style-name="L12">
        <text:list-item>
          <text:p text:style-name="P126">30<text:span text:style-name="T24">0</text:span>.oracle.sql</text:p>
        </text:list-item>
        <text:list-item>
          <text:p text:style-name="P126">30<text:span text:style-name="T24">0</text:span>.postresql.sql</text:p>
        </text:list-item>
        <text:list-item>
          <text:p text:style-name="P127">30<text:span text:style-name="T20">2</text:span>.oracle.sql</text:p>
        </text:list-item>
        <text:list-item>
          <text:p text:style-name="P127">30<text:span text:style-name="T20">2</text:span>.postresql.sql</text:p>
        </text:list-item>
        <text:list-item>
          <text:p text:style-name="P128">3<text:span text:style-name="T21">15</text:span>.oracle.sql</text:p>
        </text:list-item>
        <text:list-item>
          <text:p text:style-name="P128">3<text:span text:style-name="T21">15</text:span>.postresql.sql</text:p>
        </text:list-item>
      </text:list>
      <text:list xml:id="list85133742875382" text:continue-list="list85133463540240" text:style-name="Outline">
        <text:list-header>
          <text:h text:style-name="P99" text:outline-level="2" text:is-list-header="true"><text:bookmark-start text:name="__RefHeading___Toc664_24998508111111"/><text:soft-page-break/>Canvis <text:span text:style-name="T5">en</text:span> les propietats de l’aplicació<text:bookmark-end text:name="__RefHeading___Toc664_24998508111111"/></text:h>
        </text:list-header>
      </text:list>
      <text:list xml:id="list597722021" text:style-name="L13">
        <text:list-item>
          <text:p text:style-name="P137">302.properties</text:p>
        </text:list-item>
      </text:list>
      <text:p text:style-name="P70"/>
      <text:p text:style-name="P70"/>
      <text:list xml:id="list85134147029644" text:continue-list="list85133742875382" text:style-name="Outline">
        <text:list-item>
          <text:h text:style-name="P87" text:outline-level="1"><text:bookmark-start text:name="__RefHeading___Toc1402_1754695317"/>Versió 0.9.<text:span text:style-name="T22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7">a</text:span></text:p>
          </table:table-cell>
          <table:table-cell table:style-name="Table5.B1" office:value-type="string">
            <text:p text:style-name="P53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64"/>
          </table:table-cell>
        </table:table-row>
      </table:table>
      <text:list xml:id="list85132509496799" text:continue-numbering="true" text:style-name="Outline">
        <text:list-header>
          <text:h text:style-name="P100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85134157191806" text:continue-list="list3437337235" text:style-name="L11">
        <text:list-item>
          <text:p text:style-name="P139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39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39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39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39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39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85132894388408" text:continue-list="list85132509496799" text:style-name="Outline">
        <text:list-header>
          <text:h text:style-name="P100" text:outline-level="2" text:is-list-header="true"><text:bookmark-start text:name="__RefHeading___Toc1006_180691825411"/>Canvis <text:span text:style-name="T5">en</text:span> <text:span text:style-name="T5">la </text:span>base de dades<text:bookmark-end text:name="__RefHeading___Toc1006_180691825411"/></text:h>
        </text:list-header>
      </text:list>
      <text:list xml:id="list2498418085" text:style-name="L14">
        <text:list-item>
          <text:p text:style-name="P129">3<text:span text:style-name="T23">11</text:span>.oracle.sql</text:p>
        </text:list-item>
        <text:list-item>
          <text:p text:style-name="P129">3<text:span text:style-name="T23">11</text:span>.postresql.sql</text:p>
        </text:list-item>
      </text:list>
      <text:list xml:id="list85134001080726" text:continue-list="list85132894388408" text:style-name="Outline">
        <text:list-header>
          <text:h text:style-name="P100" text:outline-level="2" text:is-list-header="true"><text:bookmark-start text:name="__RefHeading___Toc664_249985081111111"/>Canvis <text:span text:style-name="T5">en</text:span> les propietats de l’aplicació<text:bookmark-end text:name="__RefHeading___Toc664_249985081111111"/></text:h>
        </text:list-header>
      </text:list>
      <text:list xml:id="list4005058486" text:style-name="L15">
        <text:list-item>
          <text:p text:style-name="P138">3<text:span text:style-name="T23">28</text:span>.properties</text:p>
        </text:list-item>
      </text:list>
      <text:p text:style-name="P71"/>
      <text:list xml:id="list85133352488665" text:continue-list="list85134001080726" text:style-name="Outline">
        <text:list-item>
          <text:h text:style-name="P88" text:outline-level="1"><text:bookmark-start text:name="__RefHeading___Toc1404_1754695317"/>Versió 0.9.<text:span text:style-name="T22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17">a</text:span></text:p>
          </table:table-cell>
          <table:table-cell table:style-name="Table6.B1" office:value-type="string">
            <text:p text:style-name="P54"><text:span text:style-name="T25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65"/>
          </table:table-cell>
        </table:table-row>
      </table:table>
      <text:list xml:id="list85132896851608" text:continue-numbering="true" text:style-name="Outline">
        <text:list-header>
          <text:h text:style-name="P101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85133968800303" text:continue-list="list85134157191806" text:style-name="L11">
        <text:list-item>
          <text:p text:style-name="P140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40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40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40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40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40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40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40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40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40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85133283489499" text:continue-list="list85132896851608" text:style-name="Outline">
        <text:list-item>
          <text:list>
            <text:list-header>
              <text:h text:style-name="P101" text:outline-level="2" text:is-list-header="true"><text:bookmark-start text:name="__RefHeading___Toc1006_1806918254111"/>Canvis <text:span text:style-name="T5">en</text:span> <text:span text:style-name="T5">la </text:span>base de dades<text:bookmark-end text:name="__RefHeading___Toc1006_1806918254111"/></text:h>
            </text:list-header>
          </text:list>
        </text:list-item>
      </text:list>
      <text:list xml:id="list865578610" text:style-name="L16">
        <text:list-item>
          <text:p text:style-name="P141">346.oracle.sql</text:p>
        </text:list-item>
        <text:list-item>
          <text:p text:style-name="P141">346.postgresql.sql</text:p>
        </text:list-item>
      </text:list>
      <text:list xml:id="list85132771635758" text:continue-list="list85133283489499" text:style-name="Outline">
        <text:list-header>
          <text:h text:style-name="P101" text:outline-level="2" text:is-list-header="true"><text:bookmark-start text:name="__RefHeading___Toc664_2499850811111111"/>Canvis <text:span text:style-name="T5">en</text:span> les propietats de l’aplicació<text:bookmark-end text:name="__RefHeading___Toc664_2499850811111111"/></text:h>
        </text:list-header>
      </text:list>
      <text:list xml:id="list2292612872" text:style-name="L17">
        <text:list-item>
          <text:p text:style-name="P142">341.properties</text:p>
        </text:list-item>
      </text:list>
      <text:p text:style-name="P72"/>
      <text:list xml:id="list85133246646333" text:continue-list="list85132771635758" text:style-name="Outline">
        <text:list-item>
          <text:h text:style-name="P89" text:outline-level="1">Versió 0.9.<text:span text:style-name="T22">72.pre2</text:span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17">a</text:span></text:p>
          </table:table-cell>
          <table:table-cell table:style-name="Table7.B1" office:value-type="string">
            <text:p text:style-name="P55"><text:span text:style-name="T26">25</text:span>/1<text:span text:style-name="T26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66"/>
          </table:table-cell>
        </table:table-row>
      </table:table>
      <text:list xml:id="list85133943308831" text:continue-numbering="true" text:style-name="Outline">
        <text:list-header>
          <text:h text:style-name="P102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85133686360296" text:continue-list="list85133968800303" text:style-name="L11">
        <text:list-item>
          <text:p text:style-name="P143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51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85132703166924" text:continue-list="list85133943308831" text:style-name="Outline">
        <text:list-item>
          <text:list>
            <text:list-header>
              <text:h text:style-name="P102" text:outline-level="2" text:is-list-header="true"><text:bookmark-start text:name="__RefHeading___Toc1006_18069182541111"/>Canvis <text:span text:style-name="T5">en</text:span> <text:span text:style-name="T5">la </text:span>base de dades<text:bookmark-end text:name="__RefHeading___Toc1006_18069182541111"/></text:h>
            </text:list-header>
          </text:list>
        </text:list-item>
      </text:list>
      <text:list xml:id="list3969583842" text:style-name="L18">
        <text:list-item>
          <text:p text:style-name="P144">No canvis</text:p>
        </text:list-item>
      </text:list>
      <text:list xml:id="list85132994706327" text:continue-list="list85132703166924" text:style-name="Outline">
        <text:list-header>
          <text:h text:style-name="P102" text:outline-level="2" text:is-list-header="true"><text:bookmark-start text:name="__RefHeading___Toc664_24998508111111111"/>Canvis <text:span text:style-name="T5">en</text:span> les propietats de l’aplicació<text:bookmark-end text:name="__RefHeading___Toc664_24998508111111111"/></text:h>
        </text:list-header>
      </text:list>
      <text:list xml:id="list221096155" text:style-name="L19">
        <text:list-item>
          <text:p text:style-name="P145">No canvis</text:p>
        </text:list-item>
      </text:list>
      <text:p text:style-name="P73"/>
      <text:list xml:id="list85132611230663" text:continue-list="list85132994706327" text:style-name="Outline">
        <text:list-item>
          <text:h text:style-name="P80" text:outline-level="1"><text:span text:style-name="T28">Versió</text:span><text:span text:style-name="T4"> 0.9.72</text:span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17">a</text:span></text:p>
          </table:table-cell>
          <table:table-cell table:style-name="Tabla1.B1" office:value-type="string">
            <text:p text:style-name="P56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67"/>
          </table:table-cell>
        </table:table-row>
      </table:table>
      <text:list xml:id="list85132867629754" text:continue-numbering="true" text:style-name="Outline">
        <text:list-header>
          <text:h text:style-name="P103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85132122843679" text:continue-list="list85133686360296" text:style-name="L11">
        <text:list-item>
          <text:p text:style-name="P152">#349: Poder seleccionar múltiples documents d'un expedient per descarregar versió imprimible i/o notificar.</text:p>
        </text:list-item>
        <text:list-item>
          <text:p text:style-name="P152">#350: Metaexpedient amb domini i poder filtrar a partir d'aquest domini</text:p>
        </text:list-item>
        <text:list-item>
          <text:p text:style-name="P152">#353: Recerca avançada d'usuaris en creació d'estats</text:p>
        </text:list-item>
        <text:list-item>
          <text:p text:style-name="P152">#355: MetaDocuments genèrics</text:p>
        </text:list-item>
        <text:list-item>
          <text:p text:style-name="P152">#356: Millores referents a les notificacions electròniques</text:p>
        </text:list-item>
        <text:list-item>
          <text:p text:style-name="P152">#358: Poder veure la informació del registre al detalls de notificació</text:p>
        </text:list-item>
        <text:list-item>
          <text:p text:style-name="P152">#360: Recuperar el justificant de recepció i guardar-lo dins l'expedient</text:p>
        </text:list-item>
        <text:list-item>
          <text:p text:style-name="P152">#363: Poder crear carpetes LÒGIQUES. Al SGD no hi haurà carpetes. (activar per propietat)</text:p>
        </text:list-item>
        <text:list-item>
          <text:p text:style-name="P152">#367: Poder cercar per DNI/Nom/Nom d'usuari en la gestió de firmes </text:p>
        </text:list-item>
        <text:list-item>
          <text:p text:style-name="P152"><text:span text:style-name="T27">#</text:span>368: Error llistant els enviaments d'un expedient amb contingut de tipus carpeta i document.</text:p>
        </text:list-item>
        <text:list-item>
          <text:p text:style-name="P152">#369: Integrar RIPEA amb portafib (REST) per poder definir fluxes de firma</text:p>
        </text:list-item>
        <text:list-item>
          <text:p text:style-name="P152">#370: Integrar RIPEA amb el component horitzontal de còpia autèntica DigitalIB</text:p>
        </text:list-item>
        <text:list-item>
          <text:p text:style-name="P152">#371: Manteniment tipus documentals</text:p>
        </text:list-item>
        <text:list-item>
          <text:p text:style-name="P152">#372: Poder triar el tipus de registre a l'hora de fer una importació (opció importar només disponible si s'activa per propietat)</text:p>
        </text:list-item>
        <text:list-item>
          <text:p text:style-name="P152">#373: Modificar la importació de documents per filtrar per tipus de registre (E/S) (opció importar només disponible si s'activa per propietat)</text:p>
        </text:list-item>
        <text:list-item>
          <text:p text:style-name="P152">#374: Poder amagar l'opció de Publicar per propietat (per defecte s'ha de mostrar) </text:p>
        </text:list-item>
        <text:list-item>
          <text:p text:style-name="P152">#375: Millores de l'opció importar documents des de Regweb (opció importar només disponible si s'activa per propietat)</text:p>
        </text:list-item>
        <text:list-item>
          <text:p text:style-name="P152"><text:soft-page-break/>#376: Resoldre bug enviament avís a usuari sense correu.</text:p>
        </text:list-item>
        <text:list-item>
          <text:p text:style-name="P152">#377: Error llistant responsables portafirmes a partir del NIF </text:p>
        </text:list-item>
        <text:list-item>
          <text:p text:style-name="P152">#378: Afegir columna serie al llistat de tipus de documents</text:p>
        </text:list-item>
        <text:list-item>
          <text:p text:style-name="P152">#379: Millores integració Ripea-SGD</text:p>
        </text:list-item>
        <text:list-item>
          <text:p text:style-name="P152">#380: Afegir botó per recuperar url validació document (activar per propietat)</text:p>
        </text:list-item>
        <text:list-item>
          <text:p text:style-name="P152">#381: Millores en la notificació de múltiples documents</text:p>
        </text:list-item>
      </text:list>
      <text:list xml:id="list85133905838582" text:continue-list="list85132867629754" text:style-name="Outline">
        <text:list-item>
          <text:list>
            <text:list-header>
              <text:h text:style-name="P103" text:outline-level="2" text:is-list-header="true"><text:bookmark-start text:name="__RefHeading___Toc1006_180691825411111"/>Canvis <text:span text:style-name="T5">en</text:span> <text:span text:style-name="T5">la </text:span>base de dades<text:bookmark-end text:name="__RefHeading___Toc1006_180691825411111"/></text:h>
            </text:list-header>
          </text:list>
        </text:list-item>
      </text:list>
      <text:list xml:id="list1939579011" text:style-name="L20">
        <text:list-item>
          <text:p text:style-name="P146">350.oracle.sql</text:p>
        </text:list-item>
        <text:list-item>
          <text:p text:style-name="P146">350.postgresql.sql</text:p>
        </text:list-item>
        <text:list-item>
          <text:p text:style-name="P146">355.oracle.sql</text:p>
        </text:list-item>
        <text:list-item>
          <text:p text:style-name="P146">355.postgresql.sql</text:p>
        </text:list-item>
        <text:list-item>
          <text:p text:style-name="P146">358.oracle.sql</text:p>
        </text:list-item>
        <text:list-item>
          <text:p text:style-name="P146">358.postgresql.sql</text:p>
        </text:list-item>
        <text:list-item>
          <text:p text:style-name="P146">369.oracle.sql</text:p>
        </text:list-item>
        <text:list-item>
          <text:p text:style-name="P146">369.postgresql.sql</text:p>
        </text:list-item>
        <text:list-item>
          <text:p text:style-name="P146">371.oracle.sql</text:p>
        </text:list-item>
        <text:list-item>
          <text:p text:style-name="P146">371.postgresql.sql</text:p>
        </text:list-item>
      </text:list>
      <text:list xml:id="list85132454069594" text:continue-list="list85133905838582" text:style-name="Outline">
        <text:list-header>
          <text:h text:style-name="P103" text:outline-level="2" text:is-list-header="true"><text:bookmark-start text:name="__RefHeading___Toc664_249985081111111111"/>Canvis <text:span text:style-name="T5">en</text:span> les propietats de l’aplicació<text:bookmark-end text:name="__RefHeading___Toc664_249985081111111111"/></text:h>
        </text:list-header>
      </text:list>
      <text:list xml:id="list3252253587" text:style-name="L21">
        <text:list-item>
          <text:p text:style-name="P147">360.properties</text:p>
        </text:list-item>
        <text:list-item>
          <text:p text:style-name="P147">363.properties</text:p>
        </text:list-item>
        <text:list-item>
          <text:p text:style-name="P147">367.properties</text:p>
        </text:list-item>
        <text:list-item>
          <text:p text:style-name="P147">369.properties</text:p>
        </text:list-item>
        <text:list-item>
          <text:p text:style-name="P147">370.properties</text:p>
        </text:list-item>
        <text:list-item>
          <text:p text:style-name="P147">374.properties</text:p>
        </text:list-item>
        <text:list-item>
          <text:p text:style-name="P147">380.properties</text:p>
        </text:list-item>
      </text:list>
      <text:p text:style-name="P74"/>
      <text:list xml:id="list85132393689466" text:continue-list="list85132454069594" text:style-name="Outline">
        <text:list-item>
          <text:h text:style-name="P90" text:outline-level="1"><text:span text:style-name="T28">Versió</text:span><text:span text:style-name="T4"> 0.9.73</text:span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17">a</text:span></text:p>
          </table:table-cell>
          <table:table-cell table:style-name="Tabela1.B1" office:value-type="string">
            <text:p text:style-name="P57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68"/>
          </table:table-cell>
        </table:table-row>
      </table:table>
      <text:list xml:id="list85133041840798" text:continue-numbering="true" text:style-name="Outline">
        <text:list-header>
          <text:h text:style-name="P104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85134020041282" text:continue-list="list85132122843679" text:style-name="L11">
        <text:list-item>
          <text:p text:style-name="P153">#384: Simplificar operacions d'adjuntar documents a expedients</text:p>
        </text:list-item>
        <text:list-item>
          <text:p text:style-name="P153">#392: Integració amb signatura externa</text:p>
        </text:list-item>
        <text:list-item>
          <text:p text:style-name="P153">#403: Creació de test unitaris JUnit per depurar errors de gestió d'expedients</text:p>
        </text:list-item>
        <text:list-item>
          <text:p text:style-name="P153">#405: Gestió de documents esborranys dins Ripea</text:p>
        </text:list-item>
        <text:list-item>
          <text:p text:style-name="P153">#407: Recuperar enllaç amb CSV dels documents DEFINITIUS (no firmats)</text:p>
        </text:list-item>
        <text:list-item>
          <text:p text:style-name="P153">#408: Treure eliminació d'expedients tancats</text:p>
        </text:list-item>
        <text:list-item>
          <text:p text:style-name="P153">#409: Revisar nom del documents després de firmar</text:p>
        </text:list-item>
        <text:list-item>
          <text:p text:style-name="P153">#410: Afegir segona validació en la importació d'assentaments registrals</text:p>
        </text:list-item>
        <text:list-item>
          <text:p text:style-name="P153">#411: Arreglar visualització dels missatges d'error</text:p>
        </text:list-item>
        <text:list-item>
          <text:p text:style-name="P153">#412: Revisar tipus de document dels interessats (sempre carrega NIF)</text:p>
        </text:list-item>
        <text:list-item>
          <text:p text:style-name="P153">#413: Revisar paginació expedients</text:p>
        </text:list-item>
        <text:list-item>
          <text:p text:style-name="P153">#414: Revisar error a l'hora de guardar certificació de Notific@ dins l'expedient</text:p>
        </text:list-item>
        <text:list-item>
          <text:p text:style-name="P153">#416: Borrar un expedient que no hem agafat</text:p>
        </text:list-item>
        <text:list-item>
          <text:p text:style-name="P153">#417: El camp de municipi surt buid</text:p>
        </text:list-item>
        <text:list-item>
          <text:p text:style-name="P153">#418: Relacionar expedient quan l'usuari no el té agafat</text:p>
        </text:list-item>
        <text:list-item>
          <text:p text:style-name="P153">#419: Llistat d'expedients a relacionar</text:p>
        </text:list-item>
        <text:list-item>
          <text:p text:style-name="P153">#420: Relacionar mutuament dos expedients</text:p>
        </text:list-item>
        <text:list-item>
          <text:p text:style-name="P153">#421: Revisar enviament correu del canvi d'estat d'una notificació</text:p>
        </text:list-item>
        <text:list-item>
          <text:p text:style-name="P153">#422: Falla la creació dels expedients</text:p>
        </text:list-item>
        <text:list-item>
          <text:p text:style-name="P153">#423: Falla la creació del flux de firma quan l'usuari no és Administrador</text:p>
        </text:list-item>
      </text:list>
      <text:list xml:id="list85133038941108" text:continue-list="list85133041840798" text:style-name="Outline">
        <text:list-item>
          <text:list>
            <text:list-header>
              <text:h text:style-name="P104" text:outline-level="2" text:is-list-header="true"><text:bookmark-start text:name="__RefHeading___Toc1006_1806918254111111"/><text:soft-page-break/>Canvis <text:span text:style-name="T5">en</text:span> <text:span text:style-name="T5">la </text:span>base de dades<text:bookmark-end text:name="__RefHeading___Toc1006_1806918254111111"/></text:h>
            </text:list-header>
          </text:list>
        </text:list-item>
      </text:list>
      <text:list xml:id="list730770020" text:style-name="L22">
        <text:list-item>
          <text:p text:style-name="P148">No canvis</text:p>
        </text:list-item>
      </text:list>
      <text:p text:style-name="P75"/>
      <text:list xml:id="list85132432535472" text:continue-list="list85133038941108" text:style-name="Outline">
        <text:list-header>
          <text:h text:style-name="P104" text:outline-level="2" text:is-list-header="true"><text:bookmark-start text:name="__RefHeading___Toc664_2499850811111111111"/>Canvis <text:span text:style-name="T5">en</text:span> les propietats de l’aplicació<text:bookmark-end text:name="__RefHeading___Toc664_2499850811111111111"/></text:h>
        </text:list-header>
      </text:list>
      <text:list xml:id="list3858388520" text:style-name="L23">
        <text:list-item>
          <text:p text:style-name="P149">4<text:span text:style-name="T29">05.properties</text:span></text:p>
        </text:list-item>
      </text:list>
      <text:list xml:id="list85133201366602" text:continue-list="list85132432535472" text:style-name="Outline">
        <text:list-item>
          <text:h text:style-name="P91" text:outline-level="1"><text:span text:style-name="T28">Versió</text:span><text:span text:style-name="T4"> 0.9.74</text:span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17">a</text:span></text:p>
          </table:table-cell>
          <table:table-cell table:style-name="Tabela2.B1" office:value-type="string">
            <text:p text:style-name="P58"><text:date style:data-style-name="N104" text:date-value="2020-06-26T08:51:32.078524455">26.06.20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69"/>
          </table:table-cell>
        </table:table-row>
      </table:table>
      <text:list xml:id="list85134172551171" text:continue-numbering="true" text:style-name="Outline">
        <text:list-header>
          <text:h text:style-name="P105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85134022635729" text:continue-list="list85134020041282" text:style-name="L11">
        <text:list-item>
          <text:p text:style-name="P154">#332: Error creant un nou expedient amb un registre provinent de regweb-distribució per rol d’usuari</text:p>
        </text:list-item>
        <text:list-item>
          <text:p text:style-name="P154">#334: Revisió/control d’error de BD quan es fa un ‘Reintentar procesamiento’ d’un annex ja fallit</text:p>
        </text:list-item>
        <text:list-item>
          <text:p text:style-name="P154">#342: Comportament de propietats d'enviament de notificació</text:p>
        </text:list-item>
        <text:list-item>
          <text:p text:style-name="P154">#343: <text:s/>Igualar comportament del NOTIB al enviar notificacions des de RIPEA</text:p>
        </text:list-item>
        <text:list-item>
          <text:p text:style-name="P154">#357: Millores referents als enviaments de les notificacions electròniques</text:p>
        </text:list-item>
        <text:list-item>
          <text:p text:style-name="P154">#359: Millores referents a enviaments CIE</text:p>
        </text:list-item>
        <text:list-item>
          <text:p text:style-name="P154">#361: Juntar/relacionar el tema dels estats amb les tasques.</text:p>
        </text:list-item>
        <text:list-item>
          <text:p text:style-name="P154">#362: Data límit per les tasques</text:p>
        </text:list-item>
        <text:list-item>
          <text:p text:style-name="P154">#364: Avís sobre aquells expedients en què hi ha un esdeveniment pendent de gestionar</text:p>
        </text:list-item>
        <text:list-item>
          <text:p text:style-name="P154">#366: Millores en la pantalla de tasques</text:p>
        </text:list-item>
        <text:list-item>
          <text:p text:style-name="P154">#399: Metadades amb dominis i cerca/filtre per valor d'aquests dominis.</text:p>
        </text:list-item>
        <text:list-item>
          <text:p text:style-name="P154">#402: Afegir causa de rebuig a Portafib</text:p>
        </text:list-item>
        <text:list-item>
          <text:p text:style-name="P154">#424: Millorar el sistema de tasques</text:p>
        </text:list-item>
        <text:list-item>
          <text:p text:style-name="P154">#425: Millores al sistema de notificacions</text:p>
        </text:list-item>
        <text:list-item>
          <text:p text:style-name="P154">#429: Modificar tamany de camps de la taula IPA_REGISTRE</text:p>
        </text:list-item>
        <text:list-item>
          <text:p text:style-name="P154">#432: Afegir camp de descripció de document</text:p>
        </text:list-item>
        <text:list-item>
          <text:p text:style-name="P154">#433: Mostrar destinataris del Flux de firmes que hi ha per defecte</text:p>
        </text:list-item>
        <text:list-item>
          <text:p text:style-name="P154">#434: Poder afegir comentari a l'assignació d'una tasca</text:p>
        </text:list-item>
        <text:list-item>
          <text:p text:style-name="P154">#435: Error al crear flux de firmes</text:p>
        </text:list-item>
        <text:list-item>
          <text:p text:style-name="P154">#437: Problemes per editar un flux de firmes existent</text:p>
        </text:list-item>
        <text:list-item>
          <text:p text:style-name="P154"><text:soft-page-break/>#438: No se puede enviar un documento a firmar con un flujo de firmas predefinido</text:p>
        </text:list-item>
        <text:list-item>
          <text:p text:style-name="P154">#439: Tipus de flux de firma Simple: No results found </text:p>
        </text:list-item>
        <text:list-item>
          <text:p text:style-name="P154">#440: Poder mover documentos a carpetas</text:p>
        </text:list-item>
        <text:list-item>
          <text:p text:style-name="P154">#441: Depuració d'errors i millores als fluxos de firma</text:p>
        </text:list-item>
        <text:list-item>
          <text:p text:style-name="P154">#442: Actualitzar UUID de l'expedient una vegada s'ha tancat</text:p>
        </text:list-item>
        <text:list-item>
          <text:p text:style-name="P154">#443: Revisió de literals de fluxos de firma</text:p>
        </text:list-item>
        <text:list-item>
          <text:p text:style-name="P154">#444: Mostrar desplegable amb fluxos de plantilla existents</text:p>
        </text:list-item>
        <text:list-item>
          <text:p text:style-name="P154">#445: Afegir filtre al desplegable de tipus d'expedients</text:p>
        </text:list-item>
        <text:list-item>
          <text:p text:style-name="P154">#447: Afegir el nom del tipus d'expedient al disseny del mateix</text:p>
        </text:list-item>
        <text:list-item>
          <text:p text:style-name="P154">#448: Plantilla de tipus de document no funciona</text:p>
        </text:list-item>
        <text:list-item>
          <text:p text:style-name="P154">#449: Error amb Firma amb passarel·la</text:p>
        </text:list-item>
        <text:list-item>
          <text:p text:style-name="P154">#450: Error al crear un tipus de document amb firma amb portafirmes</text:p>
        </text:list-item>
        <text:list-item>
          <text:p text:style-name="P154">#451: Crear petición de firma con Anexos</text:p>
        </text:list-item>
        <text:list-item>
          <text:p text:style-name="P154">#452: Error AJAX: [0] abort al afegir responsables de firma</text:p>
        </text:list-item>
        <text:list-item>
          <text:p text:style-name="P154">#453: Títol incorrecte per l'edició de tipus de document</text:p>
        </text:list-item>
        <text:list-item>
          <text:p text:style-name="P154">#454: Optimitzar enviament d'anexos en les notificacions</text:p>
        </text:list-item>
        <text:list-item>
          <text:p text:style-name="P154">#455: Revisar codis de pais, província i municipi en l'enviament postal de notificacions</text:p>
        </text:list-item>
        <text:list-item>
          <text:p text:style-name="P154">#458: No ha d'aparèixer el requadre d'arrosegar document si no tens agafada la tasca</text:p>
        </text:list-item>
        <text:list-item>
          <text:p text:style-name="P154">#459: Canviar literal "Estat d'elaboració"</text:p>
        </text:list-item>
        <text:list-item>
          <text:p text:style-name="P154">#461: Error firmant documents que estan dins una carpeta (APB)</text:p>
        </text:list-item>
        <text:list-item>
          <text:p text:style-name="P154">#463: No es pot obrir l'expedient (Error reading 'fitxerExtension' on type es.caib.ripea.core.api.dto.DocumentDto)</text:p>
        </text:list-item>
        <text:list-item>
          <text:p text:style-name="P154">#464: NullPointerException a l'hora de notificar el ZIP resultat d'una concatenació</text:p>
        </text:list-item>
        <text:list-item>
          <text:p text:style-name="P154">#465: Poder concatenar i notificar documents definitius (no firmats)</text:p>
        </text:list-item>
        <text:list-item>
          <text:p text:style-name="P156">#467: <text:span text:style-name="T31">Error en crear document</text:span></text:p>
        </text:list-item>
        <text:list-item>
          <text:p text:style-name="P156">#469: <text:span text:style-name="T31">Error en notificar un document</text:span></text:p>
        </text:list-item>
      </text:list>
      <text:list xml:id="list85132696341130" text:continue-list="list85134172551171" text:style-name="Outline">
        <text:list-item>
          <text:list>
            <text:list-header>
              <text:h text:style-name="P105" text:outline-level="2" text:is-list-header="true"><text:bookmark-start text:name="__RefHeading___Toc1006_18069182541111111"/><text:soft-page-break/>Canvis <text:span text:style-name="T5">en</text:span> <text:span text:style-name="T5">la </text:span>base de dades<text:bookmark-end text:name="__RefHeading___Toc1006_18069182541111111"/></text:h>
            </text:list-header>
          </text:list>
        </text:list-item>
      </text:list>
      <text:list xml:id="list3843119332" text:style-name="L24">
        <text:list-item>
          <text:p text:style-name="P150">343.oracle.sql</text:p>
        </text:list-item>
        <text:list-item>
          <text:p text:style-name="P150">343.postgresql.sql</text:p>
        </text:list-item>
        <text:list-item>
          <text:p text:style-name="P150">350.oracle.sql</text:p>
        </text:list-item>
        <text:list-item>
          <text:p text:style-name="P150">350.postgresql.sql</text:p>
        </text:list-item>
        <text:list-item>
          <text:p text:style-name="P150">361.oracle.sql</text:p>
        </text:list-item>
        <text:list-item>
          <text:p text:style-name="P150">361.postresql.sql</text:p>
        </text:list-item>
        <text:list-item>
          <text:p text:style-name="P150">362.oracle.sql</text:p>
        </text:list-item>
        <text:list-item>
          <text:p text:style-name="P150">362.postgres.sql</text:p>
        </text:list-item>
        <text:list-item>
          <text:p text:style-name="P150">402.oracle.sql</text:p>
        </text:list-item>
        <text:list-item>
          <text:p text:style-name="P150">402.postgres.sql</text:p>
        </text:list-item>
        <text:list-item>
          <text:p text:style-name="P150">429.oracle.sql</text:p>
        </text:list-item>
        <text:list-item>
          <text:p text:style-name="P150">429.postgresql.sql</text:p>
        </text:list-item>
        <text:list-item>
          <text:p text:style-name="P150">432.oracle.sql</text:p>
        </text:list-item>
        <text:list-item>
          <text:p text:style-name="P150">432.postgres.sql</text:p>
        </text:list-item>
        <text:list-item>
          <text:p text:style-name="P150">434.oracle.sql</text:p>
        </text:list-item>
        <text:list-item>
          <text:p text:style-name="P150">434.postgresql.sql</text:p>
        </text:list-item>
        <text:list-item>
          <text:p text:style-name="P150">435.oracle.sql</text:p>
        </text:list-item>
        <text:list-item>
          <text:p text:style-name="P150">43<text:span text:style-name="T30">5</text:span>.postgres.sql</text:p>
        </text:list-item>
        <text:list-item>
          <text:p text:style-name="P150">450.oracle.sql</text:p>
        </text:list-item>
        <text:list-item>
          <text:p text:style-name="P150">450.postgres.sql</text:p>
        </text:list-item>
      </text:list>
      <text:p text:style-name="P76"/>
      <text:list xml:id="list85132819923966" text:continue-list="list85132696341130" text:style-name="Outline">
        <text:list-header>
          <text:h text:style-name="P105" text:outline-level="2" text:is-list-header="true"><text:bookmark-start text:name="__RefHeading___Toc664_24998508111111111111"/>Canvis <text:span text:style-name="T5">en</text:span> les propietats de l’aplicació<text:bookmark-end text:name="__RefHeading___Toc664_24998508111111111111"/></text:h>
        </text:list-header>
      </text:list>
      <text:list xml:id="list3023755567" text:style-name="L25">
        <text:list-item>
          <text:p text:style-name="P155">350.properties</text:p>
        </text:list-item>
        <text:list-item>
          <text:p text:style-name="P155">362.properties</text:p>
        </text:list-item>
        <text:list-item>
          <text:p text:style-name="P155">439.properties</text:p>
        </text:list-item>
        <text:list-item>
          <text:p text:style-name="P155">440.properties</text:p>
        </text:list-item>
      </text:list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2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1</text:page-number></text:span><text:span text:style-name="MT1"><text:s/>/ </text:span><text:span text:style-name="MT1"><text:page-count>2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26T08:51:31.975127812">26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8H6M44S</meta:editing-duration>
    <meta:editing-cycles>88</meta:editing-cycles>
    <meta:generator>LibreOffice/6.4.3.2$Linux_X86_64 LibreOffice_project/40$Build-2</meta:generator>
    <dc:date>2020-06-26T08:51:31.844204616</dc:date>
    <meta:document-statistic meta:table-count="18" meta:image-count="0" meta:object-count="0" meta:page-count="24" meta:paragraph-count="442" meta:word-count="2715" meta:character-count="16679" meta:non-whitespace-character-count="14673"/>
  </office:meta>
</office:document-meta>
</file>